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outline1">
      <style:graphic-properties draw:fill-color="#ffffff" fo:min-height="13.234cm"/>
    </style:style>
    <style:style style:name="pr6" style:family="presentation" style:parent-style-name="prs-fedora-notes">
      <style:graphic-properties draw:fill-color="#ffffff" fo:min-height="10.629cm"/>
    </style:style>
    <style:style style:name="pr7" style:family="presentation" style:parent-style-name="prs-fedora-outline1">
      <style:graphic-properties draw:fill-color="#ffffff" draw:auto-grow-height="true" fo:min-height="13.234cm"/>
    </style:style>
    <style:style style:name="pr8" style:family="presentation" style:parent-style-name="prs-fedora-subtitle">
      <style:graphic-properties draw:fill-color="#ffffff" fo:min-height="10.036cm"/>
    </style:style>
    <style:style style:name="pr9" style:family="presentation" style:parent-style-name="prs-fedora-title">
      <style:graphic-properties draw:fill-color="#ffffff" fo:min-height="3.508cm"/>
    </style:style>
    <style:style style:name="pr10" style:family="presentation" style:parent-style-name="prs-fedora-subtitle">
      <style:graphic-properties draw:fill-color="#ffffff" fo:min-height="13.234cm"/>
    </style:style>
    <style:style style:name="pr11" style:family="presentation" style:parent-style-name="prs-fedora-subtitle">
      <style:graphic-properties draw:fill-color="#ffffff" draw:auto-grow-height="true" fo:min-height="13.2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36pt" fo:font-weight="normal"/>
    </style:style>
    <style:style style:name="T3" style:family="text">
      <style:text-properties fo:font-family="'Nimbus Mono L'" style:font-family-generic="swiss" style:font-pitch="variable" fo:font-size="24pt"/>
    </style:style>
    <style:style style:name="T4" style:family="text">
      <style:text-properties fo:color="#ff3333" fo:font-family="'Nimbus Mono L'" style:font-family-generic="swiss" style:font-pitch="variable" fo:font-size="24pt"/>
    </style:style>
    <style:style style:name="T5" style:family="text">
      <style:text-properties fo:font-family="'Nimbus Roman No9 L'" style:font-family-generic="swiss" style:font-pitch="variable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10.528cm" svg:x="0cm" svg:y="3.076cm" presentation:class="title" presentation:user-transformed="true">
          <draw:text-box>
            <text:p text:style-name="P1"><text:span text:style-name="T1">Autoconf, Automake, and Libtool</text:span><text:span text:style-name="T1"><text:line-break/></text:span><text:span text:style-name="T1"/></text:p>
          </draw:text-box>
        </draw:frame>
        <draw:frame presentation:style-name="pr2" draw:text-style-name="P4" draw:layer="layout" svg:width="15.981cm" svg:height="1.479cm" svg:x="5.83cm" svg:y="9.619cm" presentation:class="title" presentation:user-transformed="true">
          <draw:text-box>
            <text:p text:style-name="P3"><text:span text:style-name="T2">Tom Tromey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Copyright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Copyright 2006 Tom Tromey</text:p>
              </text:list-item>
            </text:list>
            <text:list text:style-name="L2">
              <text:list-item>
                <text:p text:style-name="P6">Parts Copyright 2006 Alexandre Duret-Lutz</text:p>
              </text:list-item>
            </text:list>
            <text:list text:style-name="L2">
              <text:list-item>
                <text:p text:style-name="P6">http://creativecommons.org/licenses/by-sa/2.0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verview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6">3 tools working together</text:p>
              </text:list-item>
            </text:list>
            <text:list text:style-name="L2">
              <text:list-item>
                <text:p text:style-name="P6">Address portability, configuration needs</text:p>
              </text:list-item>
            </text:list>
            <text:list text:style-name="L2">
              <text:list-item>
                <text:p text:style-name="P6">Support GNU Coding Standards</text:p>
              </text:list-item>
            </text:list>
            <text:list text:style-name="L2">
              <text:list-item>
                <text:p text:style-name="P6">Provide consistent user experience</text:p>
              </text:list-item>
            </text:list>
            <text:list text:style-name="L2">
              <text:list-item>
                <text:p text:style-name="P6">Very popular</text:p>
              </text:list-item>
            </text:list>
            <text:list text:style-name="L2">
              <text:list-item>
                <text:list>
                  <text:list-item>
                    <text:p text:style-name="P7">RHL 7: 50% autoconf, 25% automa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The Bad Old Days</text:p>
          </draw:text-box>
        </draw:frame>
        <draw:frame presentation:style-name="pr7" draw:text-style-name="P6" draw:layer="layout" svg:width="23.902cm" svg:height="13.234cm" svg:x="2.056cm" svg:y="5.839cm" presentation:class="outline">
          <draw:text-box>
            <text:list text:style-name="L2">
              <text:list-item>
                <text:p text:style-name="P6">1990</text:p>
              </text:list-item>
            </text:list>
            <text:list text:style-name="L2">
              <text:list-item>
                <text:p text:style-name="P6">Edit Makefile</text:p>
              </text:list-item>
            </text:list>
            <text:list text:style-name="L2">
              <text:list-item>
                <text:p text:style-name="P6">Edit source</text:p>
              </text:list-item>
            </text:list>
            <text:list text:style-name="L2">
              <text:list-item>
                <text:p text:style-name="P6">Build</text:p>
              </text:list-item>
            </text:list>
            <text:list text:style-name="L2">
              <text:list-item>
                <text:p text:style-name="P6">No “make install”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Autoconf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Preprocessor based on m4</text:p>
              </text:list-item>
            </text:list>
            <text:list text:style-name="L2">
              <text:list-item>
                <text:p text:style-name="P6">Turns configure.ac into configure</text:p>
              </text:list-item>
            </text:list>
            <text:list text:style-name="L2">
              <text:list-item>
                <text:p text:style-name="P6">World's most insane shell scripts</text:p>
              </text:list-item>
            </text:list>
            <text:list text:style-name="L2">
              <text:list-item>
                <text:list>
                  <text:list-item>
                    <text:p text:style-name="P7">But portable o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4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Handy Quote</text:p>
          </draw:text-box>
        </draw:frame>
        <draw:frame presentation:style-name="pr8" draw:text-style-name="P1" draw:layer="layout" svg:width="23.902cm" svg:height="10.036cm" svg:x="2.056cm" svg:y="5.839cm" presentation:class="subtitle" presentation:user-transformed="true">
          <draw:text-box>
            <text:p text:style-name="P1">It it easier to write a portable shell than to write a portable shell script. <text:s/>-- Larry Wall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Autoconf 2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Some philosophy</text:p>
              </text:list-item>
            </text:list>
            <text:list text:style-name="L2">
              <text:list-item>
                <text:list>
                  <text:list-item>
                    <text:p text:style-name="P7">Feature tests, not platform t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programmer makes the code por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programmer decides what mat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4" draw:master-page-name="prs-fedora" presentation:presentation-page-layout-name="AL2T1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Autoconf 3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6">Test what is on the actual machine</text:p>
              </text:list-item>
            </text:list>
            <text:list text:style-name="L2">
              <text:list-item>
                <text:p text:style-name="P6">Write conclusions into text files</text:p>
              </text:list-item>
            </text:list>
            <text:list text:style-name="L2">
              <text:list-item>
                <text:list>
                  <text:list-item>
                    <text:p text:style-name="P7">Makefile, config.h, etc</text:p>
                  </text:list-item>
                </text:list>
              </text:list-item>
            </text:list>
            <text:list text:style-name="L2">
              <text:list-item>
                <text:p text:style-name="P6">Uniform command line options</text:p>
              </text:list-item>
            </text:list>
            <text:list text:style-name="L2">
              <text:list-item>
                <text:list>
                  <text:list-item>
                    <text:p text:style-name="P7">Standard directories like bindir, includedir</text:p>
                  </text:list-item>
                </text:list>
              </text:list-item>
            </text:list>
            <text:list text:style-name="L2">
              <text:list-item>
                <text:p text:style-name="P6">Large, extensible library of tes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4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Autoconf Example</text:p>
          </draw:text-box>
        </draw:frame>
        <draw:frame presentation:style-name="pr10" draw:layer="layout" svg:width="23.902cm" svg:height="14.231cm" svg:x="2.056cm" svg:y="5.341cm" presentation:class="subtitle" presentation:user-transformed="true">
          <draw:text-box>
            <text:p text:style-name="P1"><text:span text:style-name="T3">AC_INIT([amhello], [1.0], [</text:span><text:span text:style-name="T3"><text:a xlink:href="mailto:bug-report@address">bug-report@address</text:a></text:span><text:span text:style-name="T3">])</text:span></text:p>
            <text:p text:style-name="P1"><text:span text:style-name="T3">AM_INIT_AUTOMAKE([-Wall -Werror])</text:span></text:p>
            <text:p text:style-name="P1"><text:span text:style-name="T3">AC_PROG_CC</text:span></text:p>
            <text:p text:style-name="P1"><text:span text:style-name="T3">AC_CHECK_LIB(z, deflate)</text:span></text:p>
            <text:p text:style-name="P1"><text:span text:style-name="T3"/></text:p>
            <text:p text:style-name="P1"><text:span text:style-name="T3">AC_CHECK_HEADERS([unistd.h bstring.h])</text:span></text:p>
            <text:p text:style-name="P1"><text:span text:style-name="T3"/></text:p>
            <text:p text:style-name="P1"><text:span text:style-name="T3">AC_CONFIG_HEADERS([config.h])</text:span></text:p>
            <text:p text:style-name="P1"><text:span text:style-name="T3">AC_CONFIG_FILES([Makefile])</text:span></text:p>
            <text:p text:style-name="P1"><text:span text:style-name="T3">AC_OUTPUT</text:span></text:p>
            <text:p text:style-name="P1"><text:span text:style-name="T3"/>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4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Boilerplate</text:p>
          </draw:text-box>
        </draw:frame>
        <draw:frame presentation:style-name="pr10" draw:text-style-name="P8" draw:layer="layout" svg:width="23.902cm" svg:height="14.231cm" svg:x="2.056cm" svg:y="5.341cm" presentation:class="subtitle" presentation:user-transformed="true">
          <draw:text-box>
            <text:p text:style-name="P8"><text:span text:style-name="T4">AC_INIT([amhello], [1.0], [</text:span><text:span text:style-name="T4"><text:a xlink:href="mailto:bug-report@address">bug-report@address</text:a></text:span><text:span text:style-name="T4">])</text:span></text:p>
            <text:p text:style-name="P8"><text:span text:style-name="T4">AM_INIT_AUTOMAKE([-Wall -Werror])</text:span></text:p>
            <text:p text:style-name="P8"><text:span text:style-name="T3">AC_PROG_CC</text:span></text:p>
            <text:p text:style-name="P8"><text:span text:style-name="T3">AC_CHECK_LIB(z, deflate)</text:span></text:p>
            <text:p text:style-name="P8"><text:span text:style-name="T3"/></text:p>
            <text:p text:style-name="P8"><text:span text:style-name="T3">AC_CHECK_HEADERS([unistd.h bstring.h])</text:span></text:p>
            <text:p text:style-name="P8"><text:span text:style-name="T3"/></text:p>
            <text:p text:style-name="P8"><text:span text:style-name="T4">AC_CONFIG_HEADERS([config.h])</text:span></text:p>
            <text:p text:style-name="P8"><text:span text:style-name="T4">AC_CONFIG_FILES([Makefile])</text:span></text:p>
            <text:p text:style-name="P8"><text:span text:style-name="T4">AC_OUTPUT</text:span></text:p>
            <text:p text:style-name="P8"><text:span text:style-name="T3"/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4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Program Checks</text:p>
          </draw:text-box>
        </draw:frame>
        <draw:frame presentation:style-name="pr10" draw:text-style-name="P8" draw:layer="layout" svg:width="23.902cm" svg:height="14.231cm" svg:x="2.056cm" svg:y="5.341cm" presentation:class="subtitle" presentation:user-transformed="true">
          <draw:text-box>
            <text:p text:style-name="P8"><text:span text:style-name="T3">AC_INIT([amhello], [1.0], [</text:span><text:span text:style-name="T3"><text:a xlink:href="mailto:bug-report@address">bug-report@address</text:a></text:span><text:span text:style-name="T3">])</text:span></text:p>
            <text:p text:style-name="P8"><text:span text:style-name="T3">AM_INIT_AUTOMAKE([-Wall -Werror])</text:span></text:p>
            <text:p text:style-name="P8"><text:span text:style-name="T4">AC_PROG_CC</text:span></text:p>
            <text:p text:style-name="P8"><text:span text:style-name="T3">AC_CHECK_LIB(z, deflate)</text:span></text:p>
            <text:p text:style-name="P8"><text:span text:style-name="T3"/></text:p>
            <text:p text:style-name="P8"><text:span text:style-name="T3">AC_CHECK_HEADERS([unistd.h bstring.h])</text:span></text:p>
            <text:p text:style-name="P8"><text:span text:style-name="T3"/></text:p>
            <text:p text:style-name="P8"><text:span text:style-name="T3">AC_CONFIG_HEADERS([config.h])</text:span></text:p>
            <text:p text:style-name="P8"><text:span text:style-name="T3">AC_CONFIG_FILES([Makefile])</text:span></text:p>
            <text:p text:style-name="P8"><text:span text:style-name="T3">AC_OUTPUT</text:span></text:p>
            <text:p text:style-name="P8"><text:span text:style-name="T3"/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1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4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Library Checks</text:p>
          </draw:text-box>
        </draw:frame>
        <draw:frame presentation:style-name="pr10" draw:text-style-name="P8" draw:layer="layout" svg:width="23.902cm" svg:height="14.252cm" svg:x="2.056cm" svg:y="5.331cm" presentation:class="subtitle" presentation:user-transformed="true">
          <draw:text-box>
            <text:p text:style-name="P8"><text:span text:style-name="T3">AC_INIT([amhello], [1.0], [</text:span><text:span text:style-name="T3"><text:a xlink:href="mailto:bug-report@address">bug-report@address</text:a></text:span><text:span text:style-name="T3">])</text:span></text:p>
            <text:p text:style-name="P8"><text:span text:style-name="T3">AM_INIT_AUTOMAKE([-Wall -Werror])</text:span></text:p>
            <text:p text:style-name="P8"><text:span text:style-name="T3">AC_PROG_CC</text:span></text:p>
            <text:p text:style-name="P8"><text:span text:style-name="T4">AC_CHECK_LIB(z, deflate)</text:span></text:p>
            <text:p text:style-name="P8"><text:span text:style-name="T3"><text:s text:c="3"/></text:span><text:span text:style-name="T5">Adds -lz to LIBS; defines HAVE_LIBZ</text:span></text:p>
            <text:p text:style-name="P8"><text:span text:style-name="T3">AC_CHECK_HEADERS([unistd.h bstring.h])</text:span></text:p>
            <text:p text:style-name="P8"><text:span text:style-name="T3"/></text:p>
            <text:p text:style-name="P8"><text:span text:style-name="T3">AC_CONFIG_HEADERS([config.h])</text:span></text:p>
            <text:p text:style-name="P8"><text:span text:style-name="T3">AC_CONFIG_FILES([Makefile])</text:span></text:p>
            <text:p text:style-name="P8"><text:span text:style-name="T3">AC_OUTPUT</text:span></text:p>
            <text:p text:style-name="P8"><text:span text:style-name="T3"/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4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Header Checks</text:p>
          </draw:text-box>
        </draw:frame>
        <draw:frame presentation:style-name="pr10" draw:text-style-name="P8" draw:layer="layout" svg:width="23.902cm" svg:height="14.252cm" svg:x="2.056cm" svg:y="5.331cm" presentation:class="subtitle" presentation:user-transformed="true">
          <draw:text-box>
            <text:p text:style-name="P8"><text:span text:style-name="T3">AC_INIT([amhello], [1.0], [</text:span><text:span text:style-name="T3"><text:a xlink:href="mailto:bug-report@address">bug-report@address</text:a></text:span><text:span text:style-name="T3">])</text:span></text:p>
            <text:p text:style-name="P8"><text:span text:style-name="T3">AM_INIT_AUTOMAKE([-Wall -Werror])</text:span></text:p>
            <text:p text:style-name="P8"><text:span text:style-name="T3">AC_PROG_CC</text:span></text:p>
            <text:p text:style-name="P8"><text:span text:style-name="T3">AC_CHECK_LIB(z, deflate)</text:span></text:p>
            <text:p text:style-name="P8"><text:span text:style-name="T3"/></text:p>
            <text:p text:style-name="P8"><text:span text:style-name="T4">AC_CHECK_HEADERS([unistd.h bstring.h])</text:span></text:p>
            <text:p text:style-name="P8"><text:span text:style-name="T3"><text:s text:c="2"/></text:span><text:span text:style-name="T5">defines HAVE_UNISTD_H, HAVE_BSTRING_H</text:span></text:p>
            <text:p text:style-name="P8"><text:span text:style-name="T3">AC_CONFIG_HEADERS([config.h])</text:span></text:p>
            <text:p text:style-name="P8"><text:span text:style-name="T3">AC_CONFIG_FILES([Makefile])</text:span></text:p>
            <text:p text:style-name="P8"><text:span text:style-name="T3">AC_OUTPUT</text:span></text:p>
            <text:p text:style-name="P8"><text:span text:style-name="T3"/></text:p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Automake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Support GNU Coding Standards</text:p>
              </text:list-item>
            </text:list>
            <text:list text:style-name="L2">
              <text:list-item>
                <text:p text:style-name="P6">Make common things simple</text:p>
              </text:list-item>
            </text:list>
            <text:list text:style-name="L2">
              <text:list-item>
                <text:p text:style-name="P6">Automate some difficult things</text:p>
              </text:list-item>
            </text:list>
            <text:list text:style-name="L2">
              <text:list-item>
                <text:p text:style-name="P6">Turns Makefile.am into Makefile.in</text:p>
              </text:list-item>
            </text:list>
            <text:list text:style-name="L2">
              <text:list-item>
                <text:p text:style-name="P6">Unrecognized input passed through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4" draw:master-page-name="prs-fedora" presentation:presentation-page-layout-name="AL2T1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Automake Features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6">Low-cost, precise automatic dependency tracking</text:p>
              </text:list-item>
            </text:list>
            <text:list text:style-name="L2">
              <text:list-item>
                <text:p text:style-name="P6">Non-srcdir builds</text:p>
              </text:list-item>
            </text:list>
            <text:list text:style-name="L2">
              <text:list-item>
                <text:p text:style-name="P6">dist/distcheck</text:p>
              </text:list-item>
            </text:list>
            <text:list text:style-name="L2">
              <text:list-item>
                <text:p text:style-name="P6">Various clean targets</text:p>
              </text:list-item>
            </text:list>
            <text:list text:style-name="L2">
              <text:list-item>
                <text:p text:style-name="P6">install/uninstall</text:p>
              </text:list-item>
            </text:list>
            <text:list text:style-name="L2">
              <text:list-item>
                <text:p text:style-name="P6">Parallel buil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4" draw:master-page-name="prs-fedora" presentation:presentation-page-layout-name="AL2T1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Automake Features 2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DESTDIR</text:p>
              </text:list-item>
            </text:list>
            <text:list text:style-name="L2">
              <text:list-item>
                <text:p text:style-name="P6">Hooks</text:p>
              </text:list-item>
            </text:list>
            <text:list text:style-name="L2">
              <text:list-item>
                <text:p text:style-name="P6">Platform integratio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4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Automake Example</text:p>
          </draw:text-box>
        </draw:frame>
        <draw:frame presentation:style-name="pr11" draw:layer="layout" svg:width="23.902cm" svg:height="13.234cm" svg:x="2.056cm" svg:y="5.839cm" presentation:class="subtitle" presentation:user-transformed="true">
          <draw:text-box>
            <text:p text:style-name="P1"><text:span text:style-name="T3">bin_PROGRAMS = hello</text:span></text:p>
            <text:p text:style-name="P1"><text:span text:style-name="T3"/></text:p>
            <text:p text:style-name="P1"><text:span text:style-name="T3">hello_SOURCES = hello.c</text:span></text:p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4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Install Directory</text:p>
          </draw:text-box>
        </draw:frame>
        <draw:frame presentation:style-name="pr11" draw:text-style-name="P8" draw:layer="layout" svg:width="23.902cm" svg:height="13.234cm" svg:x="2.056cm" svg:y="5.839cm" presentation:class="subtitle" presentation:user-transformed="true">
          <draw:text-box>
            <text:p text:style-name="P8"><text:span text:style-name="T4">bin</text:span><text:span text:style-name="T3">_PROGRAMS = hello</text:span></text:p>
            <text:p text:style-name="P8"><text:span text:style-name="T3"/></text:p>
            <text:p text:style-name="P8"><text:span text:style-name="T3">hello_SOURCES = hello.c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8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Install Directory 2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You can make your own directories</text:p>
              </text:list-item>
            </text:list>
            <text:list text:style-name="L2">
              <text:list-item>
                <text:list>
                  <text:list-item>
                    <text:p text:style-name="P7">mylibdir = $(libdir)/whate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ylib_PROGRAMS = ec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4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Primary</text:p>
          </draw:text-box>
        </draw:frame>
        <draw:frame presentation:style-name="pr11" draw:text-style-name="P8" draw:layer="layout" svg:width="23.902cm" svg:height="13.234cm" svg:x="2.056cm" svg:y="5.839cm" presentation:class="subtitle" presentation:user-transformed="true">
          <draw:text-box>
            <text:p text:style-name="P8"><text:span text:style-name="T3">bin_</text:span><text:span text:style-name="T4">PROGRAMS</text:span><text:span text:style-name="T3"> = hello</text:span></text:p>
            <text:p text:style-name="P8"><text:span text:style-name="T3"/></text:p>
            <text:p text:style-name="P8"><text:span text:style-name="T3">hello_SOURCES = hello.c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0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Primary 2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There are many primaries</text:p>
              </text:list-item>
            </text:list>
            <text:list text:style-name="L2">
              <text:list-item>
                <text:list>
                  <text:list-item>
                    <text:p text:style-name="P7">PROGRAMS, LIBRARIES, LTLIBRARIES, LISP, PYTHON, JAVA, SCRIPTS, DATA, HEADERS, MANS, TEXINFOS</text:p>
                  </text:list-item>
                </text:list>
              </text:list-item>
            </text:list>
            <text:list text:style-name="L2">
              <text:list-item>
                <text:p text:style-name="P6">You won't use most of them</text:p>
              </text:list-item>
            </text:list>
            <text:list text:style-name="L2">
              <text:list-item>
                <text:p text:style-name="P6">Other prefixes control semantics: nobase, nodist</text:p>
              </text:list-item>
            </text:list>
            <text:list text:style-name="L2">
              <text:list-item>
                <text:list>
                  <text:list-item>
                    <text:p text:style-name="P7">nobase_nodist_include_HEADERS = foo/foo.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4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Object Naming</text:p>
          </draw:text-box>
        </draw:frame>
        <draw:frame presentation:style-name="pr11" draw:text-style-name="P8" draw:layer="layout" svg:width="23.902cm" svg:height="13.234cm" svg:x="2.056cm" svg:y="5.839cm" presentation:class="subtitle" presentation:user-transformed="true">
          <draw:text-box>
            <text:p text:style-name="P8"><text:span text:style-name="T3">bin_PROGRAMS = </text:span><text:span text:style-name="T4">hello</text:span></text:p>
            <text:p text:style-name="P8"><text:span text:style-name="T3"/></text:p>
            <text:p text:style-name="P8"><text:span text:style-name="T4">hello</text:span><text:span text:style-name="T3">_SOURCES = hello.c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2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bject Naming 2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Names are made “make-friendly” by automake</text:p>
              </text:list-item>
            </text:list>
            <text:list text:style-name="L2">
              <text:list-item>
                <text:list>
                  <text:list-item>
                    <text:p text:style-name="P7">Weird characters are turned to “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4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Object Suffix</text:p>
          </draw:text-box>
        </draw:frame>
        <draw:frame presentation:style-name="pr11" draw:text-style-name="P8" draw:layer="layout" svg:width="23.902cm" svg:height="13.234cm" svg:x="2.056cm" svg:y="5.839cm" presentation:class="subtitle" presentation:user-transformed="true">
          <draw:text-box>
            <text:p text:style-name="P8"><text:span text:style-name="T3">bin_PROGRAMS = hello</text:span></text:p>
            <text:p text:style-name="P8"><text:span text:style-name="T3"/></text:p>
            <text:p text:style-name="P8"><text:span text:style-name="T3">hello_</text:span><text:span text:style-name="T4">SOURCES</text:span><text:span text:style-name="T3"> = hello.c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4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Object Suffix 2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Object suffixes depend on the type of object</text:p>
              </text:list-item>
            </text:list>
            <text:list text:style-name="L2">
              <text:list-item>
                <text:p text:style-name="P6">Typical ones: SOURCES, CFLAGS, LDFLAGS</text:p>
              </text:list-item>
            </text:list>
            <text:list text:style-name="L2">
              <text:list-item>
                <text:p text:style-name="P6">SOURCES handles many languages</text:p>
              </text:list-item>
            </text:list>
            <text:list text:style-name="L2">
              <text:list-item>
                <text:list>
                  <text:list-item>
                    <text:p text:style-name="P7">C, C++, Yacc, Lex, assembly, Fortran, Java (with gcj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lso header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4" draw:master-page-name="prs-fedora" presentation:presentation-page-layout-name="AL2T1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Libtool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Portable creation of shared libraries</text:p>
              </text:list-item>
            </text:list>
            <text:list text:style-name="L2">
              <text:list-item>
                <text:p text:style-name="P6">Integration with autoconf and automake</text:p>
              </text:list-item>
            </text:list>
            <text:list text:style-name="L2">
              <text:list-item>
                <text:p text:style-name="P6">Side features</text:p>
              </text:list-item>
            </text:list>
            <text:list text:style-name="L2">
              <text:list-item>
                <text:list>
                  <text:list-item>
                    <text:p text:style-name="P7">libltd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nvenience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Libtool Example 1</text:p>
          </draw:text-box>
        </draw:frame>
        <draw:frame presentation:style-name="pr7" draw:text-style-name="P6" draw:layer="layout" svg:width="23.902cm" svg:height="13.234cm" svg:x="2.056cm" svg:y="5.839cm" presentation:class="outline">
          <draw:text-box>
            <text:list text:style-name="L2">
              <text:list-item>
                <text:p text:style-name="P6">configure.ac:</text:p>
              </text:list-item>
            </text:list>
            <text:list text:style-name="L2">
              <text:list-item>
                <text:list>
                  <text:list-item>
                    <text:p text:style-name="P7">AC_PROG_LIBTOOL</text:p>
                  </text:list-item>
                </text:list>
              </text:list-item>
            </text:list>
            <text:list text:style-name="L2">
              <text:list-item>
                <text:p text:style-name="P6">That's it!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4" draw:master-page-name="prs-fedora" presentation:presentation-page-layout-name="AL1T0">
        <office:forms form:automatic-focus="false" form:apply-design-mode="false"/>
        <draw:frame presentation:style-name="pr9" draw:layer="layout" svg:width="23.902cm" svg:height="3.508cm" svg:x="2.056cm" svg:y="1.743cm" presentation:class="title">
          <draw:text-box>
            <text:p text:style-name="P1">Libtool Example 2</text:p>
          </draw:text-box>
        </draw:frame>
        <draw:frame presentation:style-name="pr11" draw:text-style-name="P8" draw:layer="layout" svg:width="23.902cm" svg:height="13.234cm" svg:x="2.056cm" svg:y="5.839cm" presentation:class="subtitle" presentation:user-transformed="true">
          <draw:text-box>
            <text:p text:style-name="P8"><text:span text:style-name="T3">lib_LTLIBRARIES = libexample.la</text:span></text:p>
            <text:p text:style-name="P8"><text:span text:style-name="T3">libexample_LA_SOURCES = src/example1.c x2.c</text:span></text:p>
            <text:p text:style-name="P8"><text:span text:style-name="T3"/></text:p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8" presentation:class="page"/>
          <draw:frame presentation:style-name="pr6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4" draw:master-page-name="prs-fedora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URLs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 text:style-name="P6">Google Alexandre Duret-Lutz</text:p>
              </text:list-item>
            </text:list>
            <text:list text:style-name="L2">
              <text:list-item>
                <text:p text:style-name="P6"><text:a xlink:href="http://sources.redhat.com/autobook/">http://sources.redhat.com/autobook/</text:a></text:p>
              </text:list-item>
            </text:list>
            <text:list text:style-name="L2">
              <text:list-item>
                <text:p text:style-name="P6">http://www.gnu.org/software/autoconf/</text:p>
              </text:list-item>
            </text:list>
            <text:list text:style-name="L2">
              <text:list-item>
                <text:p text:style-name="P6"><text:a xlink:href="http://autoconf-archive.cryp.to/">http://autoconf-archive.cryp.to/</text:a></text:p>
              </text:list-item>
            </text:list>
            <text:list text:style-name="L2">
              <text:list-item>
                <text:p text:style-name="P6">http://www.gnu.org/prep/standards/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prs-fedor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prs-fedora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09cm" svg:height="6.611cm" svg:x="3.762cm" svg:y="2.938cm" draw:page-number="1"/>
      <draw:page-thumbnail draw:layer="backgroundobjects" svg:width="8.809cm" svg:height="6.611cm" svg:x="17.127cm" svg:y="2.938cm"/>
      <draw:page-thumbnail draw:layer="backgroundobjects" svg:width="8.809cm" svg:height="6.611cm" svg:x="3.762cm" svg:y="11.439cm" draw:page-number="4"/>
      <draw:page-thumbnail draw:layer="backgroundobjects" svg:width="8.809cm" svg:height="6.611cm" svg:x="17.127cm" svg:y="11.439cm"/>
    </style:handout-master>
    <style:master-page style:name="prs-fedora" style:page-layout-name="PM1" draw:style-name="dp1">
      <office:forms form:automatic-focus="false" form:apply-design-mode="false"/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office:forms form:automatic-focus="false" form:apply-design-mode="false"/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2$Build-9064</meta:generator>
    <meta:initial-creator>Tom Tromey</meta:initial-creator>
    <meta:creation-date>2006-09-10T11:57:20</meta:creation-date>
    <dc:creator>Tom Tromey</dc:creator>
    <dc:date>2006-09-12T16:17:01</dc:date>
    <dc:language>en-US</dc:language>
    <meta:editing-cycles>12</meta:editing-cycles>
    <meta:editing-duration>P2DT4H19M45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